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unipro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region_1</text:p>
          </table:table-cell>
          <table:table-cell office:value-type="string" calcext:value-type="string">
            <text:p>region_2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7:03:15.47437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1T14:42:44.009827929</meta:creation-date>
    <dc:date>2024-11-25T17:04:54.852811123</dc:date>
    <meta:editing-duration>PT4M26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